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7.2604in" fo:margin-left="-0.0813in" fo:margin-top="0in" fo:margin-bottom="0in" table:align="left" style:writing-mode="lr-tb"/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0417in"/>
    </style:style>
    <style:style style:name="Table1.C" style:family="table-column">
      <style:table-column-properties style:column-width="0.4688in"/>
    </style:style>
    <style:style style:name="Table1.D" style:family="table-column">
      <style:table-column-properties style:column-width="4.3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ffffff" style:writing-mode="lr-tb"/>
    </style:style>
    <style:style style:name="Table2" style:family="table">
      <style:table-properties style:width="7.2188in" fo:margin-left="-0.0813in" fo:margin-top="0in" fo:margin-bottom="0in" table:align="left" style:writing-mode="lr-tb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2.5417in"/>
    </style:style>
    <style:style style:name="Table2.C" style:family="table-column">
      <style:table-column-properties style:column-width="2.5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2.37" style:family="table-row">
      <style:table-row-properties style:min-row-height="0.2222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Heading_20_1">
      <style:paragraph-properties fo:margin-top="0.278in" fo:margin-bottom="0.0835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style:font-name="Courier New" style:font-name-asian="Courier New1" style:font-name-complex="Courier New1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1" style:family="paragraph" style:parent-style-name="Heading_20_1" style:master-page-name="Standard">
      <style:paragraph-properties fo:margin-top="0.278in" fo:margin-bottom="0.0835in" loext:contextual-spacing="false" style:page-number="1"/>
      <style:text-properties fo:font-size="18pt" fo:font-weight="bold" style:font-size-asian="18pt" style:font-weight-asian="bold" style:font-size-complex="18pt"/>
    </style:style>
    <style:style style:name="P12" style:family="paragraph" style:parent-style-name="Heading_20_1">
      <style:paragraph-properties fo:margin-top="0.278in" fo:margin-bottom="0.0835in" loext:contextual-spacing="false"/>
      <style:text-properties fo:font-weight="bold" style:font-weight-asian="bold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eusu0vrzigg5"/>COMPILER CONSTRUCTION TERM PROJECT :</text:p>
      <text:p text:style-name="P6">MODIFIED GRAMMAR AND FIRST &amp; FOLLOW SETS</text:p>
      <text:p text:style-name="P1"/>
      <text:p text:style-name="P1">PRANJAL GUPTA <text:s text:c="3"/>2013B4A7470P</text:p>
      <text:p text:style-name="P1">TANAYA JHA <text:s text:c="11"/>2013B3A7304P</text:p>
      <text:p text:style-name="P1"/>
      <text:p text:style-name="P6">BATCH NO : 82</text:p>
      <text:p text:style-name="P1"/>
      <text:p text:style-name="P12"><text:bookmark text:name="_69th47a7teck"/>GRAMMA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&lt;program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moduleDeclarations&gt; &lt;otherModules&gt; &lt;driverModule&gt; &lt;otherModules&gt;</text:p>
          </table:table-cell>
        </table:table-row>
        <table:table-row table:style-name="Table1.1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&lt;moduleDeclarations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moduleDeclaration&gt; &lt;moduleDeclarations&gt; | ε</text:p>
          </table:table-cell>
        </table:table-row>
        <table:table-row table:style-name="Table1.1"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&lt;moduleDeclaration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DECLARE</text:span><text:span text:style-name="T1"> </text:span><text:span text:style-name="T2">MODULE ID SEMICOL</text:span></text:p>
          </table:table-cell>
        </table:table-row>
        <table:table-row table:style-name="Table1.1"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&lt;otherModules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module&gt; &lt;otherModules&gt; | ε</text:p>
          </table:table-cell>
        </table:table-row>
        <table:table-row table:style-name="Table1.1"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&lt;driverModule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DEF DRIVER PROGRAM ENDDEF</text:span><text:span text:style-name="T1"> &lt;moduleDef&gt;</text:span></text:p>
          </table:table-cell>
        </table:table-row>
        <table:table-row table:style-name="Table1.1"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&lt;module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DEF MODULE ID ENDDEF TAKES INPUT SQBO </text:span><text:span text:style-name="T1">&lt;input_plist&gt; </text:span><text:span text:style-name="T2">SQBC SEMICOL</text:span><text:span text:style-name="T1"> &lt;ret&gt; &lt;moduleDef&gt;</text:span></text:p>
          </table:table-cell>
        </table:table-row>
        <table:table-row table:style-name="Table1.1"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8">&lt;ret&gt; 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RETURNS SQBO</text:span><text:span text:style-name="T1"> &lt;output_plist&gt; </text:span><text:span text:style-name="T2">SQBC SEMICOL</text:span><text:span text:style-name="T1"> | ε</text:span></text:p>
          </table:table-cell>
        </table:table-row>
        <table:table-row table:style-name="Table1.1"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&lt;input_plis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ID COLON</text:span><text:span text:style-name="T1"> &lt;dataType&gt; &lt;input_plistRec&gt;</text:span></text:p>
          </table:table-cell>
        </table:table-row>
        <table:table-row table:style-name="Table1.1"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&lt;input_plistRec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COMMA ID COLON</text:span><text:span text:style-name="T1"> &lt;dataType&gt; &lt;input_plistRec&gt; | ε</text:span></text:p>
          </table:table-cell>
        </table:table-row>
        <table:table-row table:style-name="Table1.1"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&lt;output_plis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ID COLON</text:span><text:span text:style-name="T1"> &lt;type&gt; &lt;output_plistRec&gt;</text:span></text:p>
          </table:table-cell>
        </table:table-row>
        <table:table-row table:style-name="Table1.1"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&lt;output_plistRec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COMMA ID COLON</text:span><text:span text:style-name="T1"> &lt;type&gt; &lt;output_plistRec&gt; | ε</text:span></text:p>
          </table:table-cell>
        </table:table-row>
        <table:table-row table:style-name="Table1.1"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&lt;type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INTEGER</text:span><text:span text:style-name="T1"> | </text:span><text:span text:style-name="T2">REAL</text:span><text:span text:style-name="T1"> | </text:span><text:span text:style-name="T2">BOOLEAN</text:span></text:p>
          </table:table-cell>
        </table:table-row>
        <table:table-row table:style-name="Table1.1"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8">&lt;dataType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1">&lt;type&gt; | </text:span><text:span text:style-name="T2">ARRAY SQBO</text:span><text:span text:style-name="T1"> &lt;range&gt; </text:span><text:span text:style-name="T2">SQBC</text:span><text:span text:style-name="T1"> OF &lt;type&gt;</text:span></text:p>
          </table:table-cell>
        </table:table-row>
        <table:table-row table:style-name="Table1.1">
          <table:table-cell table:style-name="Table1.A1" office:value-type="string">
            <text:p text:style-name="P8">14</text:p>
          </table:table-cell>
          <table:table-cell table:style-name="Table1.A1" office:value-type="string">
            <text:p text:style-name="P8">&lt;moduleDef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START</text:span><text:span text:style-name="T1"> &lt;statements&gt; </text:span><text:span text:style-name="T2">END</text:span></text:p>
          </table:table-cell>
        </table:table-row>
        <table:table-row table:style-name="Table1.1"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&lt;statements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statement&gt; &lt;statements&gt; | ε</text:p>
          </table:table-cell>
        </table:table-row>
        <table:table-row table:style-name="Table1.1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&lt;statemen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1">&lt;ioStmt&gt; | &lt;simpleStmt&gt; | &lt;declareStmt&gt; | &lt;conditionalStmt&gt; | &lt;iterativeStmt&gt; | </text:span><text:span text:style-name="T2">SEMICOL</text:span></text:p>
          </table:table-cell>
        </table:table-row>
        <table:table-row table:style-name="Table1.1">
          <table:table-cell table:style-name="Table1.A1" office:value-type="string">
            <text:p text:style-name="P8">17</text:p>
          </table:table-cell>
          <table:table-cell table:style-name="Table1.A1" office:value-type="string">
            <text:p text:style-name="P8">&lt;ioStm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GET_VALUE BO ID</text:span><text:span text:style-name="T1"> &lt;whichId&gt; </text:span><text:span text:style-name="T2">BC SEMICOL</text:span><text:span text:style-name="T1"> | </text:span><text:span text:style-name="T2">PRINT BO</text:span><text:span text:style-name="T1"> &lt;print_val&gt; </text:span><text:span text:style-name="T2">BC SEMICOL</text:span></text:p>
          </table:table-cell>
        </table:table-row>
        <table:table-row table:style-name="Table1.1">
          <table:table-cell table:style-name="Table1.A1" office:value-type="string">
            <text:p text:style-name="P8">18</text:p>
          </table:table-cell>
          <table:table-cell table:style-name="Table1.A1" office:value-type="string">
            <text:p text:style-name="P8">&lt;print_val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ID</text:span><text:span text:style-name="T1"> &lt;whichId&gt; | </text:span><text:span text:style-name="T2">NUM</text:span><text:span text:style-name="T1"> | </text:span><text:span text:style-name="T2">RNUM</text:span><text:span text:style-name="T1"> | </text:span><text:span text:style-name="T2">TRUE</text:span><text:span text:style-name="T1"> | </text:span><text:span text:style-name="T2">FALSE</text:span></text:p>
          </table:table-cell>
        </table:table-row>
        <table:table-row table:style-name="Table1.1">
          <table:table-cell table:style-name="Table1.A1" office:value-type="string">
            <text:p text:style-name="P8">19</text:p>
          </table:table-cell>
          <table:table-cell table:style-name="Table1.A1" office:value-type="string">
            <text:p text:style-name="P8">&lt;whichId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SQBO</text:span><text:span text:style-name="T1"> &lt;index&gt; </text:span><text:span text:style-name="T2">SQBC</text:span><text:span text:style-name="T1"> | ε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8">20</text:p>
          </table:table-cell>
          <table:table-cell table:style-name="Table1.A1" office:value-type="string">
            <text:p text:style-name="P8">&lt;index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NUM</text:span><text:span text:style-name="T1"> | </text:span><text:span text:style-name="T2">ID</text:span></text:p>
          </table:table-cell>
        </table:table-row>
        <table:table-row table:style-name="Table1.1">
          <table:table-cell table:style-name="Table1.A1" office:value-type="string">
            <text:p text:style-name="P8">21</text:p>
          </table:table-cell>
          <table:table-cell table:style-name="Table1.A1" office:value-type="string">
            <text:p text:style-name="P8">&lt;simpleStmt&gt; <text:tab/>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assignmentStmt&gt; | &lt;moduleReuseStmt&gt;</text:p>
          </table:table-cell>
        </table:table-row>
        <table:table-row table:style-name="Table1.1">
          <table:table-cell table:style-name="Table1.A1" office:value-type="string">
            <text:p text:style-name="P8">22</text:p>
          </table:table-cell>
          <table:table-cell table:style-name="Table1.A1" office:value-type="string">
            <text:p text:style-name="P8">&lt;assignmentStm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ID</text:span><text:span text:style-name="T1"> &lt;whichId&gt; </text:span><text:span text:style-name="T2">ASSIGNOP</text:span><text:span text:style-name="T1"> &lt;expression&gt; </text:span><text:span text:style-name="T2">SEMICOL</text:span></text:p>
          </table:table-cell>
        </table:table-row>
        <table:table-row table:style-name="Table1.1">
          <table:table-cell table:style-name="Table1.A1" office:value-type="string">
            <text:p text:style-name="P8">23</text:p>
          </table:table-cell>
          <table:table-cell table:style-name="Table1.A1" office:value-type="string">
            <text:p text:style-name="P8">&lt;moduleReuseStm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1">&lt;optional&gt; </text:span><text:span text:style-name="T2">USE</text:span><text:span text:style-name="T1"> </text:span><text:span text:style-name="T2">MODULE</text:span><text:span text:style-name="T1"> </text:span><text:span text:style-name="T2">ID</text:span><text:span text:style-name="T1"> </text:span><text:span text:style-name="T2">WITH</text:span><text:span text:style-name="T1"> </text:span><text:span text:style-name="T2">PARAMETERS</text:span><text:span text:style-name="T1"> &lt;idList&gt; </text:span><text:span text:style-name="T2">SEMICOL</text:span></text:p>
          </table:table-cell>
        </table:table-row>
        <table:table-row table:style-name="Table1.1">
          <table:table-cell table:style-name="Table1.A1" office:value-type="string">
            <text:p text:style-name="P8">24</text:p>
          </table:table-cell>
          <table:table-cell table:style-name="Table1.A1" office:value-type="string">
            <text:p text:style-name="P8">&lt;optional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SQBO</text:span><text:span text:style-name="T1"> &lt;idList&gt; </text:span><text:span text:style-name="T2">SQBC</text:span><text:span text:style-name="T1"> </text:span><text:span text:style-name="T2">ASSIGNOP</text:span><text:span text:style-name="T1"> | ε</text:span></text:p>
          </table:table-cell>
        </table:table-row>
        <table:table-row table:style-name="Table1.1">
          <table:table-cell table:style-name="Table1.A1" office:value-type="string">
            <text:p text:style-name="P8">25</text:p>
          </table:table-cell>
          <table:table-cell table:style-name="Table1.A1" office:value-type="string">
            <text:p text:style-name="P8">&lt;idLis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ID</text:span><text:span text:style-name="T1"> &lt;idListRec&gt;</text:span></text:p>
          </table:table-cell>
        </table:table-row>
        <table:table-row table:style-name="Table1.1">
          <table:table-cell table:style-name="Table1.A1" office:value-type="string">
            <text:p text:style-name="P8">26</text:p>
          </table:table-cell>
          <table:table-cell table:style-name="Table1.A1" office:value-type="string">
            <text:p text:style-name="P8">&lt;idListRec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COMMA</text:span><text:span text:style-name="T1"> </text:span><text:span text:style-name="T2">ID</text:span><text:span text:style-name="T1"> &lt;idListRec&gt; | ε </text:span></text:p>
          </table:table-cell>
        </table:table-row>
        <table:table-row table:style-name="Table1.1">
          <table:table-cell table:style-name="Table1.A1" office:value-type="string">
            <text:p text:style-name="P8">27</text:p>
          </table:table-cell>
          <table:table-cell table:style-name="Table1.A1" office:value-type="string">
            <text:p text:style-name="P8">&lt;expression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arithmeticExpr&gt; | &lt;booleanExpr&gt;</text:p>
          </table:table-cell>
        </table:table-row>
        <table:table-row table:style-name="Table1.1">
          <table:table-cell table:style-name="Table1.A1" office:value-type="string">
            <text:p text:style-name="P8">28</text:p>
          </table:table-cell>
          <table:table-cell table:style-name="Table1.A1" office:value-type="string">
            <text:p text:style-name="P8">&lt;arithmeticExpr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term&gt; &lt;arithmeticExprRec&gt;</text:p>
          </table:table-cell>
        </table:table-row>
        <table:table-row table:style-name="Table1.1">
          <table:table-cell table:style-name="Table1.A1" office:value-type="string">
            <text:p text:style-name="P8">29</text:p>
          </table:table-cell>
          <table:table-cell table:style-name="Table1.A1" office:value-type="string">
            <text:p text:style-name="P8">&lt;arithmeticExprRec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pm&gt; &lt;term&gt; &lt;arithmeticExprRec&gt; | ε </text:p>
          </table:table-cell>
        </table:table-row>
        <table:table-row table:style-name="Table1.1">
          <table:table-cell table:style-name="Table1.A1" office:value-type="string">
            <text:p text:style-name="P8">30</text:p>
          </table:table-cell>
          <table:table-cell table:style-name="Table1.A1" office:value-type="string">
            <text:p text:style-name="P8">&lt;term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factor&gt; &lt;termRec&gt;</text:p>
          </table:table-cell>
        </table:table-row>
        <table:table-row table:style-name="Table1.1">
          <table:table-cell table:style-name="Table1.A1" office:value-type="string">
            <text:p text:style-name="P8">31</text:p>
          </table:table-cell>
          <table:table-cell table:style-name="Table1.A1" office:value-type="string">
            <text:p text:style-name="P8">&lt;termRec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md&gt; &lt;factor&gt; &lt;termRec&gt; | ε</text:p>
          </table:table-cell>
        </table:table-row>
        <table:table-row table:style-name="Table1.1">
          <table:table-cell table:style-name="Table1.A1" office:value-type="string">
            <text:p text:style-name="P8">32</text:p>
          </table:table-cell>
          <table:table-cell table:style-name="Table1.A1" office:value-type="string">
            <text:p text:style-name="P8">&lt;factor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BO</text:span><text:span text:style-name="T1"> &lt;arithmeticExpr&gt; </text:span><text:span text:style-name="T2">BC</text:span><text:span text:style-name="T1"> | &lt;var&gt;</text:span></text:p>
          </table:table-cell>
        </table:table-row>
        <table:table-row table:style-name="Table1.1">
          <table:table-cell table:style-name="Table1.A1" office:value-type="string">
            <text:p text:style-name="P8">33</text:p>
          </table:table-cell>
          <table:table-cell table:style-name="Table1.A1" office:value-type="string">
            <text:p text:style-name="P8">&lt;var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ID</text:span><text:span text:style-name="T1"> &lt;whichId&gt; | </text:span><text:span text:style-name="T2">NUM</text:span><text:span text:style-name="T1"> | </text:span><text:span text:style-name="T2">RNUM</text:span></text:p>
          </table:table-cell>
        </table:table-row>
        <table:table-row table:style-name="Table1.1">
          <table:table-cell table:style-name="Table1.A1" office:value-type="string">
            <text:p text:style-name="P8">34</text:p>
          </table:table-cell>
          <table:table-cell table:style-name="Table1.A1" office:value-type="string">
            <text:p text:style-name="P8">&lt;pm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PLUS</text:span><text:span text:style-name="T1"> | </text:span><text:span text:style-name="T2">MINUS</text:span></text:p>
          </table:table-cell>
        </table:table-row>
        <table:table-row table:style-name="Table1.1">
          <table:table-cell table:style-name="Table1.A1" office:value-type="string">
            <text:p text:style-name="P8">35</text:p>
          </table:table-cell>
          <table:table-cell table:style-name="Table1.A1" office:value-type="string">
            <text:p text:style-name="P8">&lt;md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MUL</text:span><text:span text:style-name="T1"> | </text:span><text:span text:style-name="T2">DIV</text:span></text:p>
          </table:table-cell>
        </table:table-row>
        <table:table-row table:style-name="Table1.1">
          <table:table-cell table:style-name="Table1.A1" office:value-type="string">
            <text:p text:style-name="P8">36</text:p>
          </table:table-cell>
          <table:table-cell table:style-name="Table1.A1" office:value-type="string">
            <text:p text:style-name="P8">&lt;booleanExpr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booleanSegment&gt; &lt;booleanExprRec&gt;</text:p>
          </table:table-cell>
        </table:table-row>
        <table:table-row table:style-name="Table1.1">
          <table:table-cell table:style-name="Table1.A1" office:value-type="string">
            <text:p text:style-name="P8">37</text:p>
          </table:table-cell>
          <table:table-cell table:style-name="Table1.A1" office:value-type="string">
            <text:p text:style-name="P8">&lt;booleanExprRec&gt; 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8">&lt;logicalOp&gt; &lt;booleanSegment&gt; &lt;booleanExprRec&gt; | ε</text:p>
          </table:table-cell>
        </table:table-row>
        <table:table-row table:style-name="Table1.1">
          <table:table-cell table:style-name="Table1.A1" office:value-type="string">
            <text:p text:style-name="P8">38</text:p>
          </table:table-cell>
          <table:table-cell table:style-name="Table1.A1" office:value-type="string">
            <text:p text:style-name="P8">&lt;logicalOp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AND</text:span><text:span text:style-name="T1"> | </text:span><text:span text:style-name="T2">OR</text:span></text:p>
          </table:table-cell>
        </table:table-row>
        <table:table-row table:style-name="Table1.1">
          <table:table-cell table:style-name="Table1.A1" office:value-type="string">
            <text:p text:style-name="P8">39</text:p>
          </table:table-cell>
          <table:table-cell table:style-name="Table1.A1" office:value-type="string">
            <text:p text:style-name="P8">&lt;booleanSegmen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1">&lt;arithmeticExpr&gt; &lt;relationalOp&gt; &lt;arithmeticExpr&gt; | </text:span><text:span text:style-name="T2">BO</text:span><text:span text:style-name="T1"> &lt;booleanExpr&gt; </text:span><text:span text:style-name="T2">BC</text:span></text:p>
          </table:table-cell>
        </table:table-row>
        <table:table-row table:style-name="Table1.1">
          <table:table-cell table:style-name="Table1.A1" office:value-type="string">
            <text:p text:style-name="P8">40</text:p>
          </table:table-cell>
          <table:table-cell table:style-name="Table1.A1" office:value-type="string">
            <text:p text:style-name="P8">&lt;relationalOp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LT</text:span><text:span text:style-name="T1"> | </text:span><text:span text:style-name="T2">LE</text:span><text:span text:style-name="T1"> | </text:span><text:span text:style-name="T2">GT </text:span><text:span text:style-name="T1">| </text:span><text:span text:style-name="T2">GE</text:span><text:span text:style-name="T1"> | </text:span><text:span text:style-name="T2">EQ</text:span><text:span text:style-name="T1"> | </text:span><text:span text:style-name="T2">NE</text:span></text:p>
          </table:table-cell>
        </table:table-row>
        <table:table-row table:style-name="Table1.1">
          <table:table-cell table:style-name="Table1.A1" office:value-type="string">
            <text:p text:style-name="P8">41</text:p>
          </table:table-cell>
          <table:table-cell table:style-name="Table1.A1" office:value-type="string">
            <text:p text:style-name="P8">&lt;declareStm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DECLARE</text:span><text:span text:style-name="T1"> &lt;idList&gt; </text:span><text:span text:style-name="T2">COLON</text:span><text:span text:style-name="T1"> &lt;dataType&gt; </text:span><text:span text:style-name="T2">SEMICOL</text:span></text:p>
          </table:table-cell>
        </table:table-row>
        <table:table-row table:style-name="Table1.1">
          <table:table-cell table:style-name="Table1.A1" office:value-type="string">
            <text:p text:style-name="P8">42</text:p>
          </table:table-cell>
          <table:table-cell table:style-name="Table1.A1" office:value-type="string">
            <text:p text:style-name="P8">&lt;conditionalStm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SWITCH</text:span><text:span text:style-name="T1"> </text:span><text:span text:style-name="T2">BO</text:span><text:span text:style-name="T1"> &lt;expression&gt; </text:span><text:span text:style-name="T2">BC</text:span><text:span text:style-name="T1"> </text:span><text:span text:style-name="T2">START</text:span><text:span text:style-name="T1"> &lt;caseStmt&gt; &lt;default&gt; </text:span><text:span text:style-name="T2">END</text:span></text:p>
          </table:table-cell>
        </table:table-row>
        <table:table-row table:style-name="Table1.1">
          <table:table-cell table:style-name="Table1.A1" office:value-type="string">
            <text:p text:style-name="P8">43</text:p>
          </table:table-cell>
          <table:table-cell table:style-name="Table1.A1" office:value-type="string">
            <text:p text:style-name="P8">&lt;caseStm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CASE</text:span><text:span text:style-name="T1"> &lt;value&gt; </text:span><text:span text:style-name="T2">COLON</text:span><text:span text:style-name="T1"> &lt;statements&gt; </text:span><text:span text:style-name="T2">BREAK</text:span><text:span text:style-name="T1"> </text:span><text:span text:style-name="T2">SEMICOL</text:span><text:span text:style-name="T1"> &lt;caseStmt&gt;</text:span></text:p>
          </table:table-cell>
        </table:table-row>
        <table:table-row table:style-name="Table1.1">
          <table:table-cell table:style-name="Table1.A1" office:value-type="string">
            <text:p text:style-name="P8">44</text:p>
          </table:table-cell>
          <table:table-cell table:style-name="Table1.A1" office:value-type="string">
            <text:p text:style-name="P8">&lt;value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NUM</text:span><text:span text:style-name="T1"> | </text:span><text:span text:style-name="T2">TRUE</text:span><text:span text:style-name="T1"> | </text:span><text:span text:style-name="T2">FALSE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45</text:p>
          </table:table-cell>
          <table:table-cell table:style-name="Table1.A1" office:value-type="string">
            <text:p text:style-name="P8">&lt;defaul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DEFAULT</text:span><text:span text:style-name="T1"> </text:span><text:span text:style-name="T2">COLON</text:span><text:span text:style-name="T1"> &lt;statements&gt; </text:span><text:span text:style-name="T2">BREAK</text:span><text:span text:style-name="T1"> </text:span><text:span text:style-name="T2">SEMICOL</text:span><text:span text:style-name="T1"> | ε</text:span></text:p>
          </table:table-cell>
        </table:table-row>
        <table:table-row table:style-name="Table1.1">
          <table:table-cell table:style-name="Table1.A1" office:value-type="string">
            <text:p text:style-name="P8">46</text:p>
          </table:table-cell>
          <table:table-cell table:style-name="Table1.A1" office:value-type="string">
            <text:p text:style-name="P8">&lt;iterativeStmt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FOR</text:span><text:span text:style-name="T1"> </text:span><text:span text:style-name="T2">BO ID IN</text:span><text:span text:style-name="T1"> &lt;range&gt; </text:span><text:span text:style-name="T2">BC START</text:span><text:span text:style-name="T1"> &lt;statements&gt; </text:span><text:soft-page-break/><text:span text:style-name="T2">END</text:span><text:span text:style-name="T1"> | </text:span><text:span text:style-name="T2">WHILE BO</text:span><text:span text:style-name="T1"> &lt;booleanExpr&gt; </text:span><text:span text:style-name="T2">BC START</text:span><text:span text:style-name="T1"> &lt;statements&gt; </text:span><text:span text:style-name="T2">END</text:span></text:p>
          </table:table-cell>
        </table:table-row>
        <table:table-row table:style-name="Table1.1">
          <table:table-cell table:style-name="Table1.A1" office:value-type="string">
            <text:p text:style-name="P8">47</text:p>
          </table:table-cell>
          <table:table-cell table:style-name="Table1.A1" office:value-type="string">
            <text:p text:style-name="P8">&lt;range&gt;</text:p>
          </table:table-cell>
          <table:table-cell table:style-name="Table1.A1" office:value-type="string">
            <text:p text:style-name="P8">⟶</text:p>
          </table:table-cell>
          <table:table-cell table:style-name="Table1.A1" office:value-type="string">
            <text:p text:style-name="P1"><text:span text:style-name="T2">NUM RANGEOP NUM</text:span><text:span text:style-name="T1"> </text:span></text:p>
          </table:table-cell>
        </table:table-row>
      </table:table>
      <text:p text:style-name="P1"/>
      <text:p text:style-name="P1"/>
      <text:p text:style-name="P1"/>
      <text:p text:style-name="P12"><text:bookmark text:name="_mwus7af5izub"/>ASSUMPTIONS </text:p>
      <text:list xml:id="list1564683423" text:style-name="WWNum1">
        <text:list-item>
          <text:p text:style-name="P10"><text:span text:style-name="T1">Logical operators AND and OR have the same priority and are left associative </text:span><text:span text:style-name="T2">[Rule 36, 37, 39]</text:span></text:p>
        </text:list-item>
      </text:list>
      <text:p text:style-name="P2"/>
      <text:list xml:id="list31451725604272" text:continue-numbering="true" text:style-name="WWNum1">
        <text:list-item>
          <text:p text:style-name="P10"><text:span text:style-name="T1">Conditional statement (SWITCH) can take argument as identifier, arithmetic expression that evaluates to NUM and boolean expression </text:span><text:span text:style-name="T2">[Rule 42]</text:span></text:p>
        </text:list-item>
      </text:list>
      <text:p text:style-name="P2"/>
      <text:list xml:id="list31453459114294" text:continue-numbering="true" text:style-name="WWNum1">
        <text:list-item>
          <text:p text:style-name="P10"><text:span text:style-name="T1">There can be ‘Empty Statements’ in the language. This statement consist simply of a semicolon and performs no action </text:span><text:span text:style-name="T2">[Rule 16]</text:span></text:p>
        </text:list-item>
      </text:list>
      <text:p text:style-name="P2"/>
      <text:list xml:id="list31452826173037" text:continue-numbering="true" text:style-name="WWNum1">
        <text:list-item>
          <text:p text:style-name="P10"><text:span text:style-name="T1">GET_VALUE statement can take ID as well as an element of the array of type INTEGER, REAL, BOOLEAN </text:span><text:span text:style-name="T2">[Rule 17]</text:span></text:p>
        </text:list-item>
      </text:list>
      <text:p text:style-name="P2"/>
      <text:list xml:id="list31453693169930" text:continue-numbering="true" text:style-name="WWNum1">
        <text:list-item>
          <text:p text:style-name="P10"><text:span text:style-name="T1">PRINT statement can be used to print boolean constants TRUE and FALSE as well </text:span><text:span text:style-name="T2">[Rule 18]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5"><text:bookmark text:name="_4rkr3q2n7yqf"/></text:p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</text:p>
      <text:p text:style-name="P12"/>
      <text:p text:style-name="P12"><text:bookmark text:name="_g5xtwohbz6sj"/>FIRST AND FOLLOW SET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NONTERMINALS</text:p>
          </table:table-cell>
          <table:table-cell table:style-name="Table2.A1" office:value-type="string">
            <text:p text:style-name="P7">FIRST SET</text:p>
          </table:table-cell>
          <table:table-cell table:style-name="Table2.A1" office:value-type="string">
            <text:p text:style-name="P7">FOLLOW SET</text:p>
          </table:table-cell>
        </table:table-row>
        <table:table-row table:style-name="Table2.1">
          <table:table-cell table:style-name="Table2.A1" office:value-type="string">
            <text:p text:style-name="P9">&lt;program&gt;</text:p>
          </table:table-cell>
          <table:table-cell table:style-name="Table2.A1" office:value-type="string">
            <text:p text:style-name="P9">DECLARE, DEF</text:p>
          </table:table-cell>
          <table:table-cell table:style-name="Table2.A1" office:value-type="string">
            <text:p text:style-name="P9">$</text:p>
          </table:table-cell>
        </table:table-row>
        <table:table-row table:style-name="Table2.1">
          <table:table-cell table:style-name="Table2.A1" office:value-type="string">
            <text:p text:style-name="P9">&lt;moduleDeclarations&gt;</text:p>
          </table:table-cell>
          <table:table-cell table:style-name="Table2.A1" office:value-type="string">
            <text:p text:style-name="P3"><text:span text:style-name="T1">DECLARE, </text:span><text:span text:style-name="T1"><draw:frame draw:style-name="fr1" draw:name="1" text:anchor-type="as-char" svg:width="0.1319in" svg:height="0.1953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  <table:table-cell table:style-name="Table2.A1" office:value-type="string">
            <text:p text:style-name="P9">DEF</text:p>
          </table:table-cell>
        </table:table-row>
        <table:table-row table:style-name="Table2.1">
          <table:table-cell table:style-name="Table2.A1" office:value-type="string">
            <text:p text:style-name="P9">&lt;moduleDeclaration&gt;</text:p>
          </table:table-cell>
          <table:table-cell table:style-name="Table2.A1" office:value-type="string">
            <text:p text:style-name="P9">DECLARE</text:p>
          </table:table-cell>
          <table:table-cell table:style-name="Table2.A1" office:value-type="string">
            <text:p text:style-name="P9">DEF, DECLARE</text:p>
          </table:table-cell>
        </table:table-row>
        <table:table-row table:style-name="Table2.1">
          <table:table-cell table:style-name="Table2.A1" office:value-type="string">
            <text:p text:style-name="P9">&lt;otherModule&gt;</text:p>
          </table:table-cell>
          <table:table-cell table:style-name="Table2.A1" office:value-type="string">
            <text:p text:style-name="P3"><text:span text:style-name="T1">DEF, </text:span><text:span text:style-name="T1"><draw:frame draw:style-name="fr1" draw:name="2" text:anchor-type="as-char" svg:width="0.1319in" svg:height="0.1953in" draw:z-index="1"><draw:object xlink:href="./Object 4" xlink:type="simple" xlink:show="embed" xlink:actuate="onLoad"/><draw:image xlink:href="./ObjectReplacements/Object 4" xlink:type="simple" xlink:show="embed" xlink:actuate="onLoad"/></draw:frame></text:span></text:p>
          </table:table-cell>
          <table:table-cell table:style-name="Table2.A1" office:value-type="string">
            <text:p text:style-name="P9">DEF, $</text:p>
          </table:table-cell>
        </table:table-row>
        <table:table-row table:style-name="Table2.1">
          <table:table-cell table:style-name="Table2.A1" office:value-type="string">
            <text:p text:style-name="P9">&lt;module&gt;</text:p>
          </table:table-cell>
          <table:table-cell table:style-name="Table2.A1" office:value-type="string">
            <text:p text:style-name="P9">DEF</text:p>
          </table:table-cell>
          <table:table-cell table:style-name="Table2.A1" office:value-type="string">
            <text:p text:style-name="P9">DEF, $</text:p>
          </table:table-cell>
        </table:table-row>
        <table:table-row table:style-name="Table2.1">
          <table:table-cell table:style-name="Table2.A1" office:value-type="string">
            <text:p text:style-name="P9">&lt;driverModule&gt;</text:p>
          </table:table-cell>
          <table:table-cell table:style-name="Table2.A1" office:value-type="string">
            <text:p text:style-name="P9">DEF</text:p>
          </table:table-cell>
          <table:table-cell table:style-name="Table2.A1" office:value-type="string">
            <text:p text:style-name="P9">DEF, $</text:p>
          </table:table-cell>
        </table:table-row>
        <table:table-row table:style-name="Table2.1">
          <table:table-cell table:style-name="Table2.A1" office:value-type="string">
            <text:p text:style-name="P9">&lt;ret&gt;</text:p>
          </table:table-cell>
          <table:table-cell table:style-name="Table2.A1" office:value-type="string">
            <text:p text:style-name="P3"><text:span text:style-name="T1">RETURNS, </text:span><text:span text:style-name="T1"><draw:frame draw:style-name="fr1" draw:name="3" text:anchor-type="as-char" svg:width="0.1319in" svg:height="0.1953in" draw:z-index="2"><draw:object xlink:href="./Object 6" xlink:type="simple" xlink:show="embed" xlink:actuate="onLoad"/><draw:image xlink:href="./ObjectReplacements/Object 6" xlink:type="simple" xlink:show="embed" xlink:actuate="onLoad"/></draw:frame></text:span></text:p>
          </table:table-cell>
          <table:table-cell table:style-name="Table2.A1" office:value-type="string">
            <text:p text:style-name="P9">START</text:p>
          </table:table-cell>
        </table:table-row>
        <table:table-row table:style-name="Table2.1">
          <table:table-cell table:style-name="Table2.A1" office:value-type="string">
            <text:p text:style-name="P9">&lt;input_plist&gt;</text:p>
          </table:table-cell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SQBC</text:p>
          </table:table-cell>
        </table:table-row>
        <table:table-row table:style-name="Table2.1">
          <table:table-cell table:style-name="Table2.A1" office:value-type="string">
            <text:p text:style-name="P9">&lt;input_plistRec&gt;</text:p>
          </table:table-cell>
          <table:table-cell table:style-name="Table2.A1" office:value-type="string">
            <text:p text:style-name="P3"><text:span text:style-name="T1">COMMA, </text:span><text:span text:style-name="T1"><draw:frame draw:style-name="fr1" draw:name="4" text:anchor-type="as-char" svg:width="0.1319in" svg:height="0.1953in" draw:z-index="3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  <table:table-cell table:style-name="Table2.A1" office:value-type="string">
            <text:p text:style-name="P9">SQBC</text:p>
          </table:table-cell>
        </table:table-row>
        <table:table-row table:style-name="Table2.1">
          <table:table-cell table:style-name="Table2.A1" office:value-type="string">
            <text:p text:style-name="P9">&lt;output_plist&gt;</text:p>
          </table:table-cell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SQBC</text:p>
          </table:table-cell>
        </table:table-row>
        <table:table-row table:style-name="Table2.1">
          <table:table-cell table:style-name="Table2.A1" office:value-type="string">
            <text:p text:style-name="P9">&lt;output_plistRec&gt;</text:p>
          </table:table-cell>
          <table:table-cell table:style-name="Table2.A1" office:value-type="string">
            <text:p text:style-name="P3"><text:span text:style-name="T1">COMMA, </text:span><text:span text:style-name="T1"><draw:frame draw:style-name="fr1" draw:name="5" text:anchor-type="as-char" svg:width="0.1319in" svg:height="0.1953in" draw:z-index="4"><draw:object xlink:href="./Object 10" xlink:type="simple" xlink:show="embed" xlink:actuate="onLoad"/><draw:image xlink:href="./ObjectReplacements/Object 10" xlink:type="simple" xlink:show="embed" xlink:actuate="onLoad"/></draw:frame></text:span></text:p>
          </table:table-cell>
          <table:table-cell table:style-name="Table2.A1" office:value-type="string">
            <text:p text:style-name="P9">SQBC</text:p>
          </table:table-cell>
        </table:table-row>
        <table:table-row table:style-name="Table2.1">
          <table:table-cell table:style-name="Table2.A1" office:value-type="string">
            <text:p text:style-name="P9">&lt;type&gt;</text:p>
          </table:table-cell>
          <table:table-cell table:style-name="Table2.A1" office:value-type="string">
            <text:p text:style-name="P9">INTEGER, REAL, BOOLEAN</text:p>
          </table:table-cell>
          <table:table-cell table:style-name="Table2.A1" office:value-type="string">
            <text:p text:style-name="P9">SQBC, COMMA, SEMICOL</text:p>
          </table:table-cell>
        </table:table-row>
        <table:table-row table:style-name="Table2.1">
          <table:table-cell table:style-name="Table2.A1" office:value-type="string">
            <text:p text:style-name="P9">&lt;dataType&gt;</text:p>
          </table:table-cell>
          <table:table-cell table:style-name="Table2.A1" office:value-type="string">
            <text:p text:style-name="P9">INTEGER, REAL, BOOLEAN, ARRAY</text:p>
          </table:table-cell>
          <table:table-cell table:style-name="Table2.A1" office:value-type="string">
            <text:p text:style-name="P9">COMMA, SQBC, SEMICOL</text:p>
          </table:table-cell>
        </table:table-row>
        <table:table-row table:style-name="Table2.1">
          <table:table-cell table:style-name="Table2.A1" office:value-type="string">
            <text:p text:style-name="P9">&lt;moduleDef&gt;</text:p>
          </table:table-cell>
          <table:table-cell table:style-name="Table2.A1" office:value-type="string">
            <text:p text:style-name="P9">START</text:p>
          </table:table-cell>
          <table:table-cell table:style-name="Table2.A1" office:value-type="string">
            <text:p text:style-name="P9">DEF, $</text:p>
          </table:table-cell>
        </table:table-row>
        <table:table-row table:style-name="Table2.1">
          <table:table-cell table:style-name="Table2.A1" office:value-type="string">
            <text:p text:style-name="P9">&lt;statements&gt;</text:p>
          </table:table-cell>
          <table:table-cell table:style-name="Table2.A1" office:value-type="string">
            <text:p text:style-name="P3"><text:span text:style-name="T1">GET_VALUE, DECLARE, SWITCH, FOR, ID, SEMICOL, SQBO, USE, PRINT, FOR, WHILE, </text:span><text:span text:style-name="T1"><draw:frame draw:style-name="fr1" draw:name="6" text:anchor-type="as-char" svg:width="0.1319in" svg:height="0.1953in" draw:z-index="5"><draw:object xlink:href="./Object 12" xlink:type="simple" xlink:show="embed" xlink:actuate="onLoad"/><draw:image xlink:href="./ObjectReplacements/Object 12" xlink:type="simple" xlink:show="embed" xlink:actuate="onLoad"/></draw:frame></text:span></text:p>
          </table:table-cell>
          <table:table-cell table:style-name="Table2.A1" office:value-type="string">
            <text:p text:style-name="P9">BREAK, END</text:p>
          </table:table-cell>
        </table:table-row>
        <table:table-row table:style-name="Table2.1">
          <table:table-cell table:style-name="Table2.A1" office:value-type="string">
            <text:p text:style-name="P9">&lt;statement&gt;</text:p>
          </table:table-cell>
          <table:table-cell table:style-name="Table2.A1" office:value-type="string">
            <text:p text:style-name="P9">GET_VALUE, DECLARE, SWITCH, FOR, ID, SEMICOL, SQBO, USE, PRINT, FOR, WHILE</text:p>
          </table:table-cell>
          <table:table-cell table:style-name="Table2.A1" office:value-type="string">
            <text:p text:style-name="P9">GET_VALUE, DECLARE, SWITCH, FOR, ID, SEMICOL, SQBO, USE, PRINT, FOR, WHILE, BREAK, END</text:p>
          </table:table-cell>
        </table:table-row>
        <table:table-row table:style-name="Table2.1">
          <table:table-cell table:style-name="Table2.A1" office:value-type="string">
            <text:p text:style-name="P9">&lt;ioStmt&gt;</text:p>
          </table:table-cell>
          <table:table-cell table:style-name="Table2.A1" office:value-type="string">
            <text:p text:style-name="P9">GET_VALUE, PRINT</text:p>
          </table:table-cell>
          <table:table-cell table:style-name="Table2.A1" office:value-type="string">
            <text:p text:style-name="P9">GET_VALUE, DECLARE, SWITCH, FOR, ID, SEMICOL, SQBO, USE, PRINT, FOR, WHILE, BREAK, END</text:p>
          </table:table-cell>
        </table:table-row>
        <table:table-row table:style-name="Table2.1">
          <table:table-cell table:style-name="Table2.A1" office:value-type="string">
            <text:p text:style-name="P9">&lt;print_val&gt;</text:p>
          </table:table-cell>
          <table:table-cell table:style-name="Table2.A1" office:value-type="string">
            <text:p text:style-name="P9">ID, NUM, RNUM, TRUE, FALSE</text:p>
          </table:table-cell>
          <table:table-cell table:style-name="Table2.A1" office:value-type="string">
            <text:p text:style-name="P9">BC</text:p>
          </table:table-cell>
        </table:table-row>
        <text:soft-page-break/>
        <table:table-row table:style-name="Table2.1">
          <table:table-cell table:style-name="Table2.A1" office:value-type="string">
            <text:p text:style-name="P9">&lt;whichId&gt;</text:p>
          </table:table-cell>
          <table:table-cell table:style-name="Table2.A1" office:value-type="string">
            <text:p text:style-name="P3"><text:span text:style-name="T1">SQBO, </text:span><text:span text:style-name="T1"><draw:frame draw:style-name="fr1" draw:name="7" text:anchor-type="as-char" svg:width="0.1319in" svg:height="0.1953in" draw:z-index="6"><draw:object xlink:href="./Object 14" xlink:type="simple" xlink:show="embed" xlink:actuate="onLoad"/><draw:image xlink:href="./ObjectReplacements/Object 14" xlink:type="simple" xlink:show="embed" xlink:actuate="onLoad"/></draw:frame></text:span></text:p>
          </table:table-cell>
          <table:table-cell table:style-name="Table2.A1" office:value-type="string">
            <text:p text:style-name="P9">MUL, DIV, SEMICOL, BC, LT, LE, GT, GE, EQ, NE, PLUS, MINUS, ASSIGNED</text:p>
          </table:table-cell>
        </table:table-row>
        <table:table-row table:style-name="Table2.1">
          <table:table-cell table:style-name="Table2.A1" office:value-type="string">
            <text:p text:style-name="P9">&lt;index&gt;</text:p>
          </table:table-cell>
          <table:table-cell table:style-name="Table2.A1" office:value-type="string">
            <text:p text:style-name="P9">NUM, ID</text:p>
          </table:table-cell>
          <table:table-cell table:style-name="Table2.A1" office:value-type="string">
            <text:p text:style-name="P9">SQBC</text:p>
          </table:table-cell>
        </table:table-row>
        <table:table-row table:style-name="Table2.1">
          <table:table-cell table:style-name="Table2.A1" office:value-type="string">
            <text:p text:style-name="P9">&lt;simpleStmt&gt;</text:p>
          </table:table-cell>
          <table:table-cell table:style-name="Table2.A1" office:value-type="string">
            <text:p text:style-name="P9">ID, USE, SQBO</text:p>
          </table:table-cell>
          <table:table-cell table:style-name="Table2.A1" office:value-type="string">
            <text:p text:style-name="P9">GET_VALUE, DECLARE, SWITCH, FOR, ID, SEMICOL, SQBO, USE, PRINT, FOR, WHILE, BREAK, END</text:p>
          </table:table-cell>
        </table:table-row>
        <table:table-row table:style-name="Table2.1">
          <table:table-cell table:style-name="Table2.A1" office:value-type="string">
            <text:p text:style-name="P9">&lt;assignmentStmt&gt;</text:p>
          </table:table-cell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GET_VALUE, DECLARE, SWITCH, ID, SEMICOL, SQBO, USE, PRINT, FOR, WHILE, BREAK, END</text:p>
          </table:table-cell>
        </table:table-row>
        <table:table-row table:style-name="Table2.1">
          <table:table-cell table:style-name="Table2.A1" office:value-type="string">
            <text:p text:style-name="P9">&lt;moduleReuseStmt&gt;</text:p>
          </table:table-cell>
          <table:table-cell table:style-name="Table2.A1" office:value-type="string">
            <text:p text:style-name="P9">SQBO, USE</text:p>
          </table:table-cell>
          <table:table-cell table:style-name="Table2.A1" office:value-type="string">
            <text:p text:style-name="P9">GET_VALUE, PRINT, ID, <text:s/>SQBO, USE, DECLARE, SWITCH, FOR, SEMICOL, WHILE, BREAK, END</text:p>
          </table:table-cell>
        </table:table-row>
        <table:table-row table:style-name="Table2.1">
          <table:table-cell table:style-name="Table2.A1" office:value-type="string">
            <text:p text:style-name="P9">&lt;optional&gt;</text:p>
          </table:table-cell>
          <table:table-cell table:style-name="Table2.A1" office:value-type="string">
            <text:p text:style-name="P3"><text:span text:style-name="T1">SQBO, </text:span><text:span text:style-name="T1"><draw:frame draw:style-name="fr1" draw:name="8" text:anchor-type="as-char" svg:width="0.1319in" svg:height="0.1953in" draw:z-index="7"><draw:object xlink:href="./Object 16" xlink:type="simple" xlink:show="embed" xlink:actuate="onLoad"/><draw:image xlink:href="./ObjectReplacements/Object 16" xlink:type="simple" xlink:show="embed" xlink:actuate="onLoad"/></draw:frame></text:span></text:p>
          </table:table-cell>
          <table:table-cell table:style-name="Table2.A1" office:value-type="string">
            <text:p text:style-name="P9">USE</text:p>
          </table:table-cell>
        </table:table-row>
        <table:table-row table:style-name="Table2.1">
          <table:table-cell table:style-name="Table2.A1" office:value-type="string">
            <text:p text:style-name="P9">&lt;idList&gt;</text:p>
          </table:table-cell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SEMICOL, SQBC, COLON</text:p>
          </table:table-cell>
        </table:table-row>
        <table:table-row table:style-name="Table2.1">
          <table:table-cell table:style-name="Table2.A1" office:value-type="string">
            <text:p text:style-name="P9">&lt;idListRec&gt;</text:p>
          </table:table-cell>
          <table:table-cell table:style-name="Table2.A1" office:value-type="string">
            <text:p text:style-name="P3"><text:span text:style-name="T1">COMMA, </text:span><text:span text:style-name="T1"><draw:frame draw:style-name="fr1" draw:name="9" text:anchor-type="as-char" svg:width="0.1319in" svg:height="0.1953in" draw:z-index="8"><draw:object xlink:href="./Object 18" xlink:type="simple" xlink:show="embed" xlink:actuate="onLoad"/><draw:image xlink:href="./ObjectReplacements/Object 18" xlink:type="simple" xlink:show="embed" xlink:actuate="onLoad"/></draw:frame></text:span></text:p>
          </table:table-cell>
          <table:table-cell table:style-name="Table2.A1" office:value-type="string">
            <text:p text:style-name="P9">SEMICOL, SQBC, COLON</text:p>
          </table:table-cell>
        </table:table-row>
        <table:table-row table:style-name="Table2.1">
          <table:table-cell table:style-name="Table2.A1" office:value-type="string">
            <text:p text:style-name="P9">&lt;expression&gt;</text:p>
          </table:table-cell>
          <table:table-cell table:style-name="Table2.A1" office:value-type="string">
            <text:p text:style-name="P9">BO, ID, RNUM, NUM</text:p>
          </table:table-cell>
          <table:table-cell table:style-name="Table2.A1" office:value-type="string">
            <text:p text:style-name="P9">SEMICOL, BC</text:p>
          </table:table-cell>
        </table:table-row>
        <table:table-row table:style-name="Table2.1">
          <table:table-cell table:style-name="Table2.A1" office:value-type="string">
            <text:p text:style-name="P9">&lt;arithmeticExpr&gt;</text:p>
          </table:table-cell>
          <table:table-cell table:style-name="Table2.A1" office:value-type="string">
            <text:p text:style-name="P9">BO, ID, RNUM, NUM</text:p>
          </table:table-cell>
          <table:table-cell table:style-name="Table2.A1" office:value-type="string">
            <text:p text:style-name="P9">SEMICOL, BC, LT, LE, GT, GE, EQ, NE</text:p>
          </table:table-cell>
        </table:table-row>
        <table:table-row table:style-name="Table2.1">
          <table:table-cell table:style-name="Table2.A1" office:value-type="string">
            <text:p text:style-name="P9">&lt;arithmeticExprRec&gt;</text:p>
          </table:table-cell>
          <table:table-cell table:style-name="Table2.A1" office:value-type="string">
            <text:p text:style-name="P3"><text:span text:style-name="T1">PLUS, MINUS, </text:span><text:span text:style-name="T1"><draw:frame draw:style-name="fr1" draw:name="10" text:anchor-type="as-char" svg:width="0.1319in" svg:height="0.1953in" draw:z-index="9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Table2.A1" office:value-type="string">
            <text:p text:style-name="P9">SEMICOL, BC, LT, LE, GT, GE, EQ, NE</text:p>
          </table:table-cell>
        </table:table-row>
        <table:table-row table:style-name="Table2.1">
          <table:table-cell table:style-name="Table2.A1" office:value-type="string">
            <text:p text:style-name="P9">&lt;term&gt;</text:p>
          </table:table-cell>
          <table:table-cell table:style-name="Table2.A1" office:value-type="string">
            <text:p text:style-name="P9">BO, ID, RNUM, NUM</text:p>
          </table:table-cell>
          <table:table-cell table:style-name="Table2.A1" office:value-type="string">
            <text:p text:style-name="P9">SEMICOL, BC, LT, LE, GT, GE, EQ, NE, PLUS, MINUS</text:p>
          </table:table-cell>
        </table:table-row>
        <table:table-row table:style-name="Table2.1">
          <table:table-cell table:style-name="Table2.A1" office:value-type="string">
            <text:p text:style-name="P9">&lt;termRec&gt;</text:p>
          </table:table-cell>
          <table:table-cell table:style-name="Table2.A1" office:value-type="string">
            <text:p text:style-name="P3"><text:span text:style-name="T1">MUL, DIV, </text:span><text:span text:style-name="T1"><draw:frame draw:style-name="fr1" draw:name="11" text:anchor-type="as-char" svg:width="0.1319in" svg:height="0.1953in" draw:z-index="10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  <table:table-cell table:style-name="Table2.A1" office:value-type="string">
            <text:p text:style-name="P9">SEMICOL, BC, LT, LE, GT, GE, EQ, NE, PLUS, MINUS</text:p>
          </table:table-cell>
        </table:table-row>
        <table:table-row table:style-name="Table2.1">
          <table:table-cell table:style-name="Table2.A1" office:value-type="string">
            <text:p text:style-name="P9">&lt;factor&gt;</text:p>
          </table:table-cell>
          <table:table-cell table:style-name="Table2.A1" office:value-type="string">
            <text:p text:style-name="P9">BO, ID, RNUM, NUM</text:p>
          </table:table-cell>
          <table:table-cell table:style-name="Table2.A1" office:value-type="string">
            <text:p text:style-name="P9">MUL, DIV, SEMICOL, BC, LT, LE, GT, GE, EQ, NE, PLUS, MINUS</text:p>
          </table:table-cell>
        </table:table-row>
        <table:table-row table:style-name="Table2.1">
          <table:table-cell table:style-name="Table2.A1" office:value-type="string">
            <text:p text:style-name="P9">&lt;var&gt;</text:p>
          </table:table-cell>
          <table:table-cell table:style-name="Table2.A1" office:value-type="string">
            <text:p text:style-name="P9">ID, RNUM, NUM</text:p>
          </table:table-cell>
          <table:table-cell table:style-name="Table2.A1" office:value-type="string">
            <text:p text:style-name="P9">MUL, DIV, SEMICOL, BC, LT, LE, GT, GE, EQ, NE, PLUS, MINUS</text:p>
          </table:table-cell>
        </table:table-row>
        <table:table-row table:style-name="Table2.1">
          <table:table-cell table:style-name="Table2.A1" office:value-type="string">
            <text:p text:style-name="P9">&lt;pm&gt;</text:p>
          </table:table-cell>
          <table:table-cell table:style-name="Table2.A1" office:value-type="string">
            <text:p text:style-name="P9">PLUS, MINUS</text:p>
          </table:table-cell>
          <table:table-cell table:style-name="Table2.A1" office:value-type="string">
            <text:p text:style-name="P9">BO, ID, RNUM, NUM</text:p>
          </table:table-cell>
        </table:table-row>
        <table:table-row table:style-name="Table2.1">
          <table:table-cell table:style-name="Table2.A1" office:value-type="string">
            <text:p text:style-name="P9">&lt;md&gt;</text:p>
          </table:table-cell>
          <table:table-cell table:style-name="Table2.A1" office:value-type="string">
            <text:p text:style-name="P9">MUL, DIV</text:p>
          </table:table-cell>
          <table:table-cell table:style-name="Table2.A1" office:value-type="string">
            <text:p text:style-name="P9">BO, ID, RNUM, NUM</text:p>
          </table:table-cell>
        </table:table-row>
        <table:table-row table:style-name="Table2.37">
          <table:table-cell table:style-name="Table2.A1" office:value-type="string">
            <text:p text:style-name="P9">&lt;booleanExpr&gt;</text:p>
          </table:table-cell>
          <table:table-cell table:style-name="Table2.A1" office:value-type="string">
            <text:p text:style-name="P9">BO, ID, RNUM, NUM</text:p>
          </table:table-cell>
          <table:table-cell table:style-name="Table2.A1" office:value-type="string">
            <text:p text:style-name="P9">SEMICOL, BC</text:p>
          </table:table-cell>
        </table:table-row>
        <table:table-row table:style-name="Table2.1">
          <table:table-cell table:style-name="Table2.A1" office:value-type="string">
            <text:p text:style-name="P9">&lt;booleanExprRec&gt;</text:p>
          </table:table-cell>
          <table:table-cell table:style-name="Table2.A1" office:value-type="string">
            <text:p text:style-name="P3"><text:span text:style-name="T1">AND, OR, </text:span><text:span text:style-name="T1"><draw:frame draw:style-name="fr1" draw:name="12" text:anchor-type="as-char" svg:width="0.1319in" svg:height="0.1953in" draw:z-index="11"><draw:object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  <table:table-cell table:style-name="Table2.A1" office:value-type="string">
            <text:p text:style-name="P9">SEMICOL, BC</text:p>
          </table:table-cell>
        </table:table-row>
        <table:table-row table:style-name="Table2.1">
          <table:table-cell table:style-name="Table2.A1" office:value-type="string">
            <text:p text:style-name="P9">&lt;logicalOp&gt;</text:p>
          </table:table-cell>
          <table:table-cell table:style-name="Table2.A1" office:value-type="string">
            <text:p text:style-name="P9">AND, OR</text:p>
          </table:table-cell>
          <table:table-cell table:style-name="Table2.A1" office:value-type="string">
            <text:p text:style-name="P9">BO, ID, RNUM, NUM</text:p>
          </table:table-cell>
        </table:table-row>
        <text:soft-page-break/>
        <table:table-row table:style-name="Table2.1">
          <table:table-cell table:style-name="Table2.A1" office:value-type="string">
            <text:p text:style-name="P9">&lt;booleanSegment&gt;</text:p>
          </table:table-cell>
          <table:table-cell table:style-name="Table2.A1" office:value-type="string">
            <text:p text:style-name="P9">BO, ID, RNUM, NUM</text:p>
          </table:table-cell>
          <table:table-cell table:style-name="Table2.A1" office:value-type="string">
            <text:p text:style-name="P9">AND, OR, SEMICOL, BC</text:p>
          </table:table-cell>
        </table:table-row>
        <table:table-row table:style-name="Table2.1">
          <table:table-cell table:style-name="Table2.A1" office:value-type="string">
            <text:p text:style-name="P9">&lt;relationalOp&gt;</text:p>
          </table:table-cell>
          <table:table-cell table:style-name="Table2.A1" office:value-type="string">
            <text:p text:style-name="P9">LT, LE, GT, GE, EQ, NE</text:p>
          </table:table-cell>
          <table:table-cell table:style-name="Table2.A1" office:value-type="string">
            <text:p text:style-name="P9">BO, ID, RNUM, NUM</text:p>
          </table:table-cell>
        </table:table-row>
        <table:table-row table:style-name="Table2.1">
          <table:table-cell table:style-name="Table2.A1" office:value-type="string">
            <text:p text:style-name="P9">&lt;declareStmt&gt;</text:p>
          </table:table-cell>
          <table:table-cell table:style-name="Table2.A1" office:value-type="string">
            <text:p text:style-name="P9">DECLARE</text:p>
          </table:table-cell>
          <table:table-cell table:style-name="Table2.A1" office:value-type="string">
            <text:p text:style-name="P9">GET_VALUE, DECLARE, SWITCH, FOR, ID, SEMICOL, SQBO, USE, PRINT, FOR, WHILE, BREAK, END</text:p>
          </table:table-cell>
        </table:table-row>
        <table:table-row table:style-name="Table2.1">
          <table:table-cell table:style-name="Table2.A1" office:value-type="string">
            <text:p text:style-name="P9">&lt;conditionalStmt&gt;</text:p>
          </table:table-cell>
          <table:table-cell table:style-name="Table2.A1" office:value-type="string">
            <text:p text:style-name="P9">SWITCH</text:p>
          </table:table-cell>
          <table:table-cell table:style-name="Table2.A1" office:value-type="string">
            <text:p text:style-name="P9">GET_VALUE, DECLARE, SWITCH, FOR, ID, SEMICOL, SQBO, USE, PRINT, FOR, WHILE, BREAK, END</text:p>
          </table:table-cell>
        </table:table-row>
        <table:table-row table:style-name="Table2.1">
          <table:table-cell table:style-name="Table2.A1" office:value-type="string">
            <text:p text:style-name="P9">&lt;caseStmt&gt;</text:p>
          </table:table-cell>
          <table:table-cell table:style-name="Table2.A1" office:value-type="string">
            <text:p text:style-name="P9">CASE</text:p>
          </table:table-cell>
          <table:table-cell table:style-name="Table2.A1" office:value-type="string">
            <text:p text:style-name="P9">DEFAULT, SWITCH</text:p>
          </table:table-cell>
        </table:table-row>
        <table:table-row table:style-name="Table2.1">
          <table:table-cell table:style-name="Table2.A1" office:value-type="string">
            <text:p text:style-name="P9">&lt;value&gt;</text:p>
          </table:table-cell>
          <table:table-cell table:style-name="Table2.A1" office:value-type="string">
            <text:p text:style-name="P9">NUM, TRUE, FALSE</text:p>
          </table:table-cell>
          <table:table-cell table:style-name="Table2.A1" office:value-type="string">
            <text:p text:style-name="P9">COLON</text:p>
          </table:table-cell>
        </table:table-row>
        <table:table-row table:style-name="Table2.1">
          <table:table-cell table:style-name="Table2.A1" office:value-type="string">
            <text:p text:style-name="P9">&lt;default&gt;</text:p>
          </table:table-cell>
          <table:table-cell table:style-name="Table2.A1" office:value-type="string">
            <text:p text:style-name="P3"><text:span text:style-name="T1">DEFAULT, </text:span><text:span text:style-name="T1"><draw:frame draw:style-name="fr1" draw:name="13" text:anchor-type="as-char" svg:width="0.1319in" svg:height="0.1953in" draw:z-index="12"><draw:object xlink:href="./Object 26" xlink:type="simple" xlink:show="embed" xlink:actuate="onLoad"/><draw:image xlink:href="./ObjectReplacements/Object 26" xlink:type="simple" xlink:show="embed" xlink:actuate="onLoad"/></draw:frame></text:span></text:p>
          </table:table-cell>
          <table:table-cell table:style-name="Table2.A1" office:value-type="string">
            <text:p text:style-name="P9">END</text:p>
          </table:table-cell>
        </table:table-row>
        <table:table-row table:style-name="Table2.1">
          <table:table-cell table:style-name="Table2.A1" office:value-type="string">
            <text:p text:style-name="P9">&lt;iterativeStmt&gt;</text:p>
          </table:table-cell>
          <table:table-cell table:style-name="Table2.A1" office:value-type="string">
            <text:p text:style-name="P9">FOR, WHILE</text:p>
          </table:table-cell>
          <table:table-cell table:style-name="Table2.A1" office:value-type="string">
            <text:p text:style-name="P9">GET_VALUE, DECLARE, SWITCH, FOR, ID, SEMICOL, SQBO, USE, PRINT, FOR, WHILE, BREAK, END</text:p>
          </table:table-cell>
        </table:table-row>
        <table:table-row table:style-name="Table2.1">
          <table:table-cell table:style-name="Table2.A1" office:value-type="string">
            <text:p text:style-name="P9">&lt;range&gt;</text:p>
          </table:table-cell>
          <table:table-cell table:style-name="Table2.A1" office:value-type="string">
            <text:p text:style-name="P9">NUM</text:p>
          </table:table-cell>
          <table:table-cell table:style-name="Table2.A1" office:value-type="string">
            <text:p text:style-name="P9">BC, SQBC</text:p>
          </table:table-cell>
        </table:table-row>
      </table:table>
      <text:p text:style-name="P1"/>
      <text:p text:style-name="P1"/>
      <text:p text:style-name="P1"><text:span text:style-name="T1">The FIRST set of a terminal is a singleton set containing only that terminal, as </text:span><text:span text:style-name="T2">FIRST(&lt;terminal&gt;) = {&lt;terminal&gt;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0.5in" fo:margin-right="0.7in" fo:background-color="#ffffff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30m0$Build-3</meta:generator>
    <dc:date>2017-02-26T03:14:51.328769962</dc:date>
    <meta:editing-duration>PT20S</meta:editing-duration>
    <meta:editing-cycles>1</meta:editing-cycles>
    <meta:document-statistic meta:table-count="2" meta:image-count="0" meta:object-count="13" meta:page-count="6" meta:paragraph-count="346" meta:word-count="960" meta:character-count="5828" meta:non-whitespace-character-count="5183"/>
  </office:meta>
</office:document-meta>
</file>

<file path=Object 10/content.xml><?xml version="1.0" encoding="utf-8"?>
<math xmlns="http://www.w3.org/1998/Math/MathML" display="block">
  <semantics>
    <mi>ε</mi>
    <annotation encoding="StarMath 5.0">ε</annotation>
  </semantics>
</math>
</file>

<file path=Object 12/content.xml><?xml version="1.0" encoding="utf-8"?>
<math xmlns="http://www.w3.org/1998/Math/MathML" display="block">
  <semantics>
    <mi>ε</mi>
    <annotation encoding="StarMath 5.0">ε</annotation>
  </semantics>
</math>
</file>

<file path=Object 14/content.xml><?xml version="1.0" encoding="utf-8"?>
<math xmlns="http://www.w3.org/1998/Math/MathML" display="block">
  <semantics>
    <mi>ε</mi>
    <annotation encoding="StarMath 5.0">ε</annotation>
  </semantics>
</math>
</file>

<file path=Object 16/content.xml><?xml version="1.0" encoding="utf-8"?>
<math xmlns="http://www.w3.org/1998/Math/MathML" display="block">
  <semantics>
    <mi>ε</mi>
    <annotation encoding="StarMath 5.0">ε</annotation>
  </semantics>
</math>
</file>

<file path=Object 18/content.xml><?xml version="1.0" encoding="utf-8"?>
<math xmlns="http://www.w3.org/1998/Math/MathML" display="block">
  <semantics>
    <mi>ε</mi>
    <annotation encoding="StarMath 5.0">ε</annotation>
  </semantics>
</math>
</file>

<file path=Object 2/content.xml><?xml version="1.0" encoding="utf-8"?>
<math xmlns="http://www.w3.org/1998/Math/MathML" display="block">
  <semantics>
    <mi>ε</mi>
    <annotation encoding="StarMath 5.0">ε</annotation>
  </semantics>
</math>
</file>

<file path=Object 20/content.xml><?xml version="1.0" encoding="utf-8"?>
<math xmlns="http://www.w3.org/1998/Math/MathML" display="block">
  <semantics>
    <mi>ε</mi>
    <annotation encoding="StarMath 5.0">ε</annotation>
  </semantics>
</math>
</file>

<file path=Object 22/content.xml><?xml version="1.0" encoding="utf-8"?>
<math xmlns="http://www.w3.org/1998/Math/MathML" display="block">
  <semantics>
    <mi>ε</mi>
    <annotation encoding="StarMath 5.0">ε</annotation>
  </semantics>
</math>
</file>

<file path=Object 24/content.xml><?xml version="1.0" encoding="utf-8"?>
<math xmlns="http://www.w3.org/1998/Math/MathML" display="block">
  <semantics>
    <mi>ε</mi>
    <annotation encoding="StarMath 5.0">ε</annotation>
  </semantics>
</math>
</file>

<file path=Object 26/content.xml><?xml version="1.0" encoding="utf-8"?>
<math xmlns="http://www.w3.org/1998/Math/MathML" display="block">
  <semantics>
    <mi>ε</mi>
    <annotation encoding="StarMath 5.0">ε</annotation>
  </semantics>
</math>
</file>

<file path=Object 4/content.xml><?xml version="1.0" encoding="utf-8"?>
<math xmlns="http://www.w3.org/1998/Math/MathML" display="block">
  <semantics>
    <mi>ε</mi>
    <annotation encoding="StarMath 5.0">ε</annotation>
  </semantics>
</math>
</file>

<file path=Object 6/content.xml><?xml version="1.0" encoding="utf-8"?>
<math xmlns="http://www.w3.org/1998/Math/MathML" display="block">
  <semantics>
    <mi>ε</mi>
    <annotation encoding="StarMath 5.0">ε</annotation>
  </semantics>
</math>
</file>

<file path=Object 8/content.xml><?xml version="1.0" encoding="utf-8"?>
<math xmlns="http://www.w3.org/1998/Math/MathML" display="block">
  <semantics>
    <mi>ε</mi>
    <annotation encoding="StarMath 5.0">ε</annotation>
  </semantics>
</math>
</file>